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2aa" officeooo:paragraph-rsid="000422aa"/>
    </style:style>
    <style:style style:name="P2" style:family="paragraph" style:parent-style-name="Standard">
      <style:text-properties officeooo:rsid="00059ef2" officeooo:paragraph-rsid="00059ef2"/>
    </style:style>
    <style:style style:name="P3" style:family="paragraph" style:parent-style-name="Standard">
      <style:text-properties officeooo:rsid="0007ef4c" officeooo:paragraph-rsid="0007ef4c"/>
    </style:style>
    <style:style style:name="P4" style:family="paragraph" style:parent-style-name="Standard">
      <style:text-properties officeooo:rsid="000a90e0" officeooo:paragraph-rsid="000a90e0"/>
    </style:style>
    <style:style style:name="T1" style:family="text">
      <style:text-properties officeooo:rsid="00059ef2"/>
    </style:style>
    <style:style style:name="T2" style:family="text">
      <style:text-properties officeooo:rsid="0006c88f"/>
    </style:style>
    <style:style style:name="T3" style:family="text">
      <style:text-properties officeooo:rsid="0007ef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EN LATÍN I<text:tab/><text:tab/><text:tab/><text:tab/><text:tab/><text:tab/><text:tab/><text:tab/><text:tab/> <text:s text:c="13"/>1/03/2016</text:p>
      <text:p text:style-name="P1"/>
      <text:p text:style-name="P1">NOMBRE:</text:p>
      <text:p text:style-name="P1"/>
      <text:p text:style-name="P1"><text:span text:style-name="T3">1. </text:span>Da<text:span text:style-name="T1"> el caso que se pide de cada una de las siguientes palabras: (1,5)</text:span></text:p>
      <text:p text:style-name="P2">Ora, ae gen. pl: <text:tab/><text:tab/><text:tab/><text:tab/><text:tab/>Opus, eris (n) nom pl:</text:p>
      <text:p text:style-name="P2">Fiducia, ae abl. pl:<text:tab/><text:tab/><text:tab/><text:tab/><text:tab/>Nomen ,inis ac sg:</text:p>
      <text:p text:style-name="P2">Ira, ae dat. pl:<text:tab/><text:tab/><text:tab/><text:tab/><text:tab/><text:tab/>Ratio, onis abl sg:</text:p>
      <text:p text:style-name="P2">Rivus, i nom. <text:span text:style-name="T2">p</text:span>l:<text:tab/><text:tab/><text:tab/><text:tab/><text:tab/>Flos, oris voc. Sg:</text:p>
      <text:p text:style-name="P2">Discipulus, i voc. <text:span text:style-name="T2">s</text:span>g:<text:tab/><text:tab/><text:tab/><text:tab/><text:tab/>Crudelitas, atis ac. <text:span text:style-name="T2">p</text:span>l:</text:p>
      <text:p text:style-name="P2">Studium, ii (n) ac. <text:span text:style-name="T2">p</text:span>l: <text:tab/><text:tab/><text:tab/><text:tab/><text:tab/>Hiems, hiemis abl sg:</text:p>
      <text:p text:style-name="P2">Dignitas, atis ac. <text:span text:style-name="T2">s</text:span>g:<text:tab/><text:tab/><text:tab/><text:tab/><text:tab/>Nex, necis dat sg:</text:p>
      <text:p text:style-name="P2">Vox, cis nom. <text:span text:style-name="T2">p</text:span>l:<text:tab/><text:tab/><text:tab/><text:tab/><text:tab/>tempus, oris (n) abl pl:</text:p>
      <text:p text:style-name="P2">urbs, urbis dat. sg:<text:tab/><text:tab/><text:tab/><text:tab/><text:tab/>Ovis, is gen pl:</text:p>
      <text:p text:style-name="P2">Dolor, oris gen pl:<text:tab/><text:tab/><text:tab/><text:tab/><text:tab/>Canis, is abl sg:</text:p>
      <text:p text:style-name="P2">mater, tris dat. pl:<text:tab/><text:tab/><text:tab/><text:tab/><text:tab/>Mare, is (n) abl sg:</text:p>
      <text:p text:style-name="P2">Manus, us gen pl:<text:tab/><text:tab/><text:tab/><text:tab/><text:tab/>Genu, us (n) nom pl:</text:p>
      <text:p text:style-name="P2">Dies, ei abl sg:<text:tab/><text:tab/><text:tab/><text:tab/><text:tab/>Usus, us dat sg:</text:p>
      <text:p text:style-name="P2">Arx, arcis gen pl:<text:tab/><text:tab/><text:tab/><text:tab/><text:tab/><text:span text:style-name="T2">Homo, inis gen pl:</text:span></text:p>
      <text:p text:style-name="P2"/>
      <text:p text:style-name="P3">2. Concierta adjetivo y sustantivo declina en <text:span text:style-name="T4">singular </text:span><text:span text:style-name="T5">el sintagma resultante:</text:span></text:p>
      <text:p text:style-name="P3"><text:span text:style-name="T5"><text:tab/><text:tab/>Vita, ae (f): vida<text:tab/><text:tab/>Brevis, e: breve</text:span></text:p>
      <text:p text:style-name="P3"><text:span text:style-name="T5"/></text:p>
      <text:p text:style-name="P3"><text:span text:style-name="T5">3. Concierta adjetivo y sustantivo y declina en </text:span><text:span text:style-name="T4">plural</text:span><text:span text:style-name="T5"> el sintagma resultante:</text:span></text:p>
      <text:p text:style-name="P3"><text:span text:style-name="T5"><text:tab/><text:tab/>Civitas, atis (f): ciudad <text:tab/>Inimicus, a, um: enemigo</text:span></text:p>
      <text:p text:style-name="P2"/>
      <text:p text:style-name="P4">4. Analiza y traduce las siguientes oracion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9:04:49.229164799</meta:creation-date>
    <dc:date>2016-02-29T20:00:29.226243153</dc:date>
    <meta:editing-duration>PT10M18S</meta:editing-duration>
    <meta:editing-cycles>4</meta:editing-cycles>
    <meta:generator>LibreOffice/5.0.2.2$Linux_X86_64 LibreOffice_project/00m0$Build-2</meta:generator>
    <meta:document-statistic meta:table-count="0" meta:image-count="0" meta:object-count="0" meta:page-count="1" meta:paragraph-count="22" meta:word-count="182" meta:character-count="1025" meta:non-whitespace-character-count="778"/>
  </office:meta>
</office:document-meta>
</file>